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Text_20_body">
      <style:text-properties fo:font-variant="normal" fo:text-transform="none" fo:font-style="normal"/>
    </style:style>
    <style:style style:name="P5" style:family="paragraph" style:parent-style-name="Text_20_body">
      <style:paragraph-properties fo:line-height="137%" fo:text-align="end" style:justify-single-word="false"/>
      <style:text-properties style:font-name="inherit" fo:font-weight="bold"/>
    </style:style>
    <style:style style:name="P6" style:family="paragraph" style:parent-style-name="Text_20_body">
      <style:text-properties style:font-name="inherit" fo:font-weight="normal" style:font-weight-asian="bold" style:font-weight-complex="bold"/>
    </style:style>
    <style:style style:name="P7" style:family="paragraph" style:parent-style-name="Text_20_body" style:list-style-name="L1">
      <style:paragraph-properties fo:margin-left="0in" fo:margin-right="0in" fo:margin-top="0in" fo:margin-bottom="0in" fo:line-height="137%" fo:text-indent="0in" style:auto-text-indent="false" fo:padding="0in" fo:border="none"/>
      <style:text-properties fo:font-weight="normal"/>
    </style:style>
    <style:style style:name="T1" style:family="text">
      <style:text-properties style:font-name="inheri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kyward</text:p>
      <text:p text:style-name="P3"/>
      <text:p text:style-name="P3">The soul</text:p>
      <text:p text:style-name="P6">fear of the unknown. and the infinite impossilities it brings</text:p>
      <text:section text:style-name="Sect1" text:name="message-content-1006797541565804584">
        <text:list xml:id="list3009046854089758218" text:style-name="L1">
          <text:list-header>
            <text:p text:style-name="P7"><text:span text:style-name="T1">how to slay a seemingly infinite number of big dragons.</text:span></text:p>
          </text:list-header>
        </text:list>
      </text:section>
      <text:p text:style-name="P1"/>
      <text:p text:style-name="P3">Thoughts</text:p>
      <text:p text:style-name="P1">everything comes to an end eventually<text:line-break/>trying doesn't promise anything, but not trying promises death in one form or other<text:line-break/>we bring light by gazing into the unknown, are we not all gods?</text:p>
      <text:p text:style-name="P1"/>
      <text:p text:style-name="P1">A chaotic world is taken over by a mist, it blots out the sun, covering daytimes in a more darkened fog. <text:s/>3 days later the shadows decended. <text:s/>Invaders take to grave many whom weren't vigolent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2DT5H41M29S</meta:editing-duration>
    <meta:editing-cycles>7</meta:editing-cycles>
    <meta:generator>OpenOffice/4.1.7$Win32 OpenOffice.org_project/417m1$Build-9800</meta:generator>
    <dc:date>2022-08-24T05:55:30.99</dc:date>
    <dc:creator>Paul Abrams</dc:creator>
    <meta:document-statistic meta:table-count="0" meta:image-count="0" meta:object-count="0" meta:page-count="1" meta:paragraph-count="7" meta:word-count="93" meta:character-count="520"/>
    <meta:user-defined meta:name="Info 1"/>
    <meta:user-defined meta:name="Info 2"/>
    <meta:user-defined meta:name="Info 3"/>
    <meta:user-defined meta:name="Info 4"/>
  </office:meta>
</office:document-meta>
</file>